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cm" fo:min-width="0cm" draw:shadow="visible" draw:shadow-offset-x="0.051cm" draw:shadow-offset-y="0.051cm" draw:shadow-color="#c0c0c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4.8cm" fo:min-width="16.514cm" draw:shadow="visible" draw:shadow-offset-x="0.051cm" draw:shadow-offset-y="0.051cm" draw:shadow-color="#c0c0c0"/>
    </style:style>
    <style:style style:name="gr4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1.695cm" fo:min-width="16.514cm" draw:shadow="visible" draw:shadow-offset-x="0.051cm" draw:shadow-offset-y="0.051cm" draw:shadow-color="#c0c0c0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>
      <style:text-properties fo:font-family="'Courier 10 Pitch'" style:font-pitch="fixed" fo:font-size="12pt" style:font-size-asian="12pt" style:font-size-complex="12pt"/>
    </style:style>
    <style:style style:name="P4" style:family="paragraph">
      <style:text-properties fo:font-family="'Courier 10 Pitch'" style:font-pitch="fixed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10 Pitch'" style:font-pitch="fixed" fo:font-size="10pt" style:font-size-asian="10pt" style:font-size-complex="10pt"/>
    </style:style>
    <style:style style:name="T6" style:family="text">
      <style:text-properties fo:font-family="'Courier 10 Pitch'" style:font-pitch="fixed" fo:font-size="10pt" style:font-size-asian="10pt" style:font-size-complex="10pt"/>
    </style:style>
    <style:style style:name="T7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family="'Courier 10 Pitch'" style:font-pitch="fixed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family="'Courier 10 Pitch'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92cm" svg:height="4.043cm" svg:x="1.408cm" svg:y="3.205cm">
          <draw:text-box>
            <text:p text:style-name="P1"><text:span text:style-name="T1">Base Polygon:</text:span> [- <text:s/>Predefined / Custom] &lt;contents depending on the choice (X)&gt;</text:p>
            <text:p text:style-name="P1"/>
            <text:p text:style-name="P1">(X): <text:span text:style-name="T2">If mode=Predefined:</text:span> Show a combo box with all predefined polygons. The selected polygon</text:p>
            <text:p text:style-name="P1"><text:s text:c="7"/>is displayed on the earth sphere, but is not editable.</text:p>
            <text:p text:style-name="P1"><text:s text:c="7"/><text:span text:style-name="T2">If mode=Custom:</text:span> Display the custom base polygon on the earth sphere and make it editable</text:p>
            <text:p text:style-name="P1"><text:s text:c="7"/>via mouse operations (add/remove/move points). A reset button should be available in case the</text:p>
            <text:p text:style-name="P1"><text:s text:c="7"/>the user gets lost (this could for example turn the custom base polygon into a triangle placed</text:p>
            <text:p text:style-name="P1"><text:s text:c="7"/>over Southern Norway). </text:p>
          </draw:text-box>
        </draw:frame>
        <draw:frame draw:style-name="gr2" draw:text-style-name="P2" draw:layer="layout" svg:width="7.749cm" svg:height="1.195cm" svg:x="6.921cm" svg:y="1.248cm">
          <draw:text-box>
            <text:p text:style-name="P2"><text:span text:style-name="T3">Control Panel GUI</text:span></text:p>
          </draw:text-box>
        </draw:frame>
        <draw:frame draw:style-name="gr3" draw:text-style-name="P3" draw:layer="layout" svg:width="18.736cm" svg:height="5.199cm" svg:x="1.407cm" svg:y="9.005cm">
          <draw:text-box>
            <text:p text:style-name="P3"><text:span text:style-name="T4">Filters:</text:span></text:p>
            <text:p text:style-name="P3"><text:span text:style-name="T5"/></text:p>
            <text:p text:style-name="P3"><text:span text:style-name="T4">Current <text:s/>Enabled <text:s/>Type <text:s/>Parameters</text:span></text:p>
            <text:p text:style-name="P3"><text:span text:style-name="T5">n/a <text:s text:c="5"/>[x] <text:s text:c="5"/>E OF <text:s/>&lt;lon via QDoubleSpinbox or QSlider&gt;</text:span></text:p>
            <text:p text:style-name="P3"><text:span text:style-name="T5">n/a <text:s text:c="5"/>[ ] <text:s text:c="5"/>W OF <text:s/>&lt;lon ditto&gt;</text:span></text:p>
            <text:p text:style-name="P3"><text:span text:style-name="T5">n/a <text:s text:c="5"/>[x] <text:s text:c="5"/>N OF <text:s/>&lt;lat ditto&gt;</text:span></text:p>
            <text:p text:style-name="P3"><text:span text:style-name="T5">n/a <text:s text:c="5"/>[ ] <text:s text:c="5"/>S OF <text:s/>&lt;lat ditto&gt;</text:span></text:p>
            <text:p text:style-name="P4"><text:span text:style-name="T5">[ ] <text:s text:c="5"/>[x] <text:s text:c="4"/>NE OF <text:s/>&lt;if current, drag each endpoint directly on the earth sphere&gt;</text:span></text:p>
            <text:p text:style-name="P4"><text:span text:style-name="T6">[x] <text:s text:c="5"/>[ ] <text:s text:c="4"/>NW OF <text:s/>&lt;ditto&gt;</text:span></text:p>
            <text:p text:style-name="P4"><text:span text:style-name="T6">[ ] <text:s text:c="5"/>[ ] <text:s text:c="4"/>SE OF <text:s/>&lt;ditto&gt;</text:span></text:p>
            <text:p text:style-name="P4"><text:span text:style-name="T6">[ ] <text:s text:c="5"/>[x] <text:s text:c="4"/>SW OF <text:s/>&lt;ditto&gt;</text:span></text:p>
            <text:p text:style-name="P3"><text:span text:style-name="T5"/></text:p>
          </draw:text-box>
        </draw:frame>
        <draw:frame draw:style-name="gr4" draw:text-style-name="P3" draw:layer="layout" svg:width="18.736cm" svg:height="1.945cm" svg:x="1.406cm" svg:y="15.905cm">
          <draw:text-box>
            <text:p text:style-name="P3"><text:span text:style-name="T7">[Apply]:</text:span><text:span text:style-name="T8"> Applies the enabled filters to the base polygon and updates the result</text:span></text:p>
            <text:p text:style-name="P3"><text:span text:style-name="T8"><text:s text:c="9"/></text:span><text:span text:style-name="T8">polygon(s)</text:span></text:p>
            <text:p text:style-name="P3"><text:span text:style-name="T4"/></text:p>
            <text:p text:style-name="P3"><text:span text:style-name="T4">[Close]:</text:span><text:span text:style-name="T9"> Closes the pa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6-01-19T11:29:22</meta:creation-date>
    <dc:date>2016-01-19T12:15:00</dc:date>
    <dc:creator>Jo Asplin</dc:creator>
    <meta:editing-duration>PT39M27S</meta:editing-duration>
    <meta:editing-cycles>9</meta:editing-cycles>
    <meta:generator>LibreOffice/3.5$Linux_X86_64 LibreOffice_project/350m1$Build-2</meta:generator>
    <meta:document-statistic meta:object-count="4"/>
  </office:meta>
</office:document-meta>
</file>